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4f" officeooo:paragraph-rsid="0017b74f"/>
    </style:style>
    <style:style style:name="P2" style:family="paragraph" style:parent-style-name="Standard">
      <style:text-properties officeooo:rsid="0019cbe0" officeooo:paragraph-rsid="0019cbe0"/>
    </style:style>
    <style:style style:name="P3" style:family="paragraph" style:parent-style-name="Standard">
      <style:text-properties officeooo:rsid="001d4b6b" officeooo:paragraph-rsid="001d4b6b"/>
    </style:style>
    <style:style style:name="P4" style:family="paragraph" style:parent-style-name="Standard">
      <style:text-properties officeooo:rsid="00206668" officeooo:paragraph-rsid="00206668"/>
    </style:style>
    <style:style style:name="P5" style:family="paragraph" style:parent-style-name="Standard">
      <style:text-properties officeooo:rsid="00228ea5" officeooo:paragraph-rsid="00228ea5"/>
    </style:style>
    <style:style style:name="P6" style:family="paragraph" style:parent-style-name="Standard">
      <style:text-properties officeooo:rsid="00234388" officeooo:paragraph-rsid="00234388"/>
    </style:style>
    <style:style style:name="P7" style:family="paragraph" style:parent-style-name="Standard">
      <style:text-properties officeooo:rsid="00255a0f" officeooo:paragraph-rsid="00234388"/>
    </style:style>
    <style:style style:name="P8" style:family="paragraph" style:parent-style-name="Standard">
      <style:text-properties officeooo:rsid="00255a0f" officeooo:paragraph-rsid="0028558a"/>
    </style:style>
    <style:style style:name="P9" style:family="paragraph" style:parent-style-name="Standard">
      <style:text-properties officeooo:rsid="002b6eef" officeooo:paragraph-rsid="002b6eef"/>
    </style:style>
    <style:style style:name="P10" style:family="paragraph" style:parent-style-name="Standard">
      <style:text-properties officeooo:rsid="002b8701" officeooo:paragraph-rsid="002b8701"/>
    </style:style>
    <style:style style:name="P11" style:family="paragraph" style:parent-style-name="Standard">
      <style:text-properties officeooo:rsid="003cbd41" officeooo:paragraph-rsid="004297ff"/>
    </style:style>
    <style:style style:name="P12" style:family="paragraph" style:parent-style-name="Standard">
      <style:text-properties officeooo:rsid="00470e5c" officeooo:paragraph-rsid="00470e5c"/>
    </style:style>
    <style:style style:name="P13" style:family="paragraph" style:parent-style-name="Standard">
      <style:text-properties officeooo:rsid="00517a72" officeooo:paragraph-rsid="00517a72"/>
    </style:style>
    <style:style style:name="P14" style:family="paragraph" style:parent-style-name="Standard">
      <style:text-properties officeooo:rsid="00567cf5" officeooo:paragraph-rsid="00567cf5"/>
    </style:style>
    <style:style style:name="P15" style:family="paragraph" style:parent-style-name="Standard" style:list-style-name="L1">
      <style:text-properties officeooo:rsid="0019cbe0" officeooo:paragraph-rsid="0019cbe0"/>
    </style:style>
    <style:style style:name="P16" style:family="paragraph" style:parent-style-name="Standard" style:list-style-name="L1">
      <style:text-properties officeooo:rsid="0020e015" officeooo:paragraph-rsid="0020e015"/>
    </style:style>
    <style:style style:name="P17" style:family="paragraph" style:parent-style-name="Standard" style:list-style-name="L1">
      <style:text-properties officeooo:rsid="001b50c9" officeooo:paragraph-rsid="001b50c9"/>
    </style:style>
    <style:style style:name="P18" style:family="paragraph" style:parent-style-name="Standard" style:list-style-name="L1">
      <style:text-properties officeooo:rsid="001d4b6b" officeooo:paragraph-rsid="001d4b6b"/>
    </style:style>
    <style:style style:name="P19" style:family="paragraph" style:parent-style-name="Standard">
      <style:text-properties officeooo:rsid="002b8701" officeooo:paragraph-rsid="0044f918"/>
    </style:style>
    <style:style style:name="P20" style:family="paragraph" style:parent-style-name="Standard">
      <style:text-properties officeooo:rsid="00567cf5" officeooo:paragraph-rsid="00567cf5"/>
    </style:style>
    <style:style style:name="P21" style:family="paragraph" style:parent-style-name="Standard">
      <style:text-properties officeooo:rsid="00567cf5" officeooo:paragraph-rsid="0044f918"/>
    </style:style>
    <style:style style:name="T1" style:family="text">
      <style:text-properties officeooo:rsid="001d4b6b"/>
    </style:style>
    <style:style style:name="T2" style:family="text">
      <style:text-properties officeooo:rsid="00228ea5"/>
    </style:style>
    <style:style style:name="T3" style:family="text">
      <style:text-properties officeooo:rsid="0022cc44"/>
    </style:style>
    <style:style style:name="T4" style:family="text">
      <style:text-properties officeooo:rsid="0023b4a3"/>
    </style:style>
    <style:style style:name="T5" style:family="text">
      <style:text-properties officeooo:rsid="00266aa8"/>
    </style:style>
    <style:style style:name="T6" style:family="text">
      <style:text-properties officeooo:rsid="002a6a4b"/>
    </style:style>
    <style:style style:name="T7" style:family="text">
      <style:text-properties officeooo:rsid="002b8701"/>
    </style:style>
    <style:style style:name="T8" style:family="text">
      <style:text-properties officeooo:rsid="002c0116"/>
    </style:style>
    <style:style style:name="T9" style:family="text">
      <style:text-properties officeooo:rsid="003cbd41"/>
    </style:style>
    <style:style style:name="T10" style:family="text">
      <style:text-properties officeooo:rsid="00474b99"/>
    </style:style>
    <style:style style:name="T11" style:family="text">
      <style:text-properties officeooo:rsid="0047eec8"/>
    </style:style>
    <style:style style:name="T12" style:family="text">
      <style:text-properties officeooo:rsid="0052f068"/>
    </style:style>
    <style:style style:name="T13" style:family="text">
      <style:text-properties officeooo:rsid="00581a49"/>
    </style:style>
    <style:style style:name="T14" style:family="text">
      <style:text-properties officeooo:rsid="005ad0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 Plan</text:p>
      <text:p text:style-name="P1"/>
      <text:p text:style-name="P2">Possible points of discussion (not necessarily in order)</text:p>
      <text:p text:style-name="P2"/>
      <text:list xml:id="list9053745799313510156" text:style-name="L1">
        <text:list-item>
          <text:p text:style-name="P15">Brief discussion of the internet and its structure</text:p>
        </text:list-item>
        <text:list-item>
          <text:p text:style-name="P15">Why am I mapping the internet at the level of AS (including what AS's are)</text:p>
          <text:list>
            <text:list-item>
              <text:p text:style-name="P16">You can trace them</text:p>
            </text:list-item>
          </text:list>
        </text:list-item>
        <text:list-item>
          <text:p text:style-name="P17">Many papers are old, internet <text:span text:style-name="T1">changes quickly</text:span></text:p>
        </text:list-item>
        <text:list-item>
          <text:p text:style-name="P17">Using graphs/trees to visualise the internet, why is hyperbolic space better?</text:p>
          <text:list>
            <text:list-item>
              <text:p text:style-name="P16">Theorem stating that its better</text:p>
            </text:list-item>
            <text:list-item>
              <text:p text:style-name="P16">Hyperbolic geome<text:span text:style-name="T2">try</text:span></text:p>
            </text:list-item>
          </text:list>
        </text:list-item>
        <text:list-item>
          <text:p text:style-name="P17">The internet is not the WWW</text:p>
          <text:list>
            <text:list-item>
              <text:p text:style-name="P17"/>
            </text:list-item>
          </text:list>
        </text:list-item>
        <text:list-item>
          <text:p text:style-name="P17">Past attempts to visualise the internet</text:p>
        </text:list-item>
        <text:list-item>
          <text:p text:style-name="P18">Manifolds, why are they useful?</text:p>
        </text:list-item>
        <text:list-item>
          <text:p text:style-name="P18">Why map the internet at all?</text:p>
        </text:list-item>
      </text:list>
      <text:p text:style-name="P3"/>
      <text:p text:style-name="P4">Extra notes:</text:p>
      <text:p text:style-name="P4"/>
      <text:p text:style-name="P4">Not really sure how to handle the whole this paper agrees/disagrees thing since its maths</text:p>
      <text:p text:style-name="P4">Hard to find papers doing similar stuff</text:p>
      <text:p text:style-name="P4">Cant really find any contradictory studies, not sure what this means in context</text:p>
      <text:p text:style-name="P4">Found a book, can I use it?</text:p>
      <text:p text:style-name="P11"/>
      <text:p text:style-name="P21"/>
      <text:p text:style-name="P14"/>
      <text:p text:style-name="P14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49:06.478101988</meta:creation-date>
    <meta:generator>LibreOffice/4.3.3.2$Linux_X86_64 LibreOffice_project/430m0$Build-2</meta:generator>
    <dc:date>2014-11-19T11:12:42.775172758</dc:date>
    <meta:editing-duration>PT6H14M4S</meta:editing-duration>
    <meta:editing-cycles>59</meta:editing-cycles>
    <meta:document-statistic meta:table-count="0" meta:image-count="0" meta:object-count="0" meta:page-count="1" meta:paragraph-count="19" meta:word-count="142" meta:character-count="775" meta:non-whitespace-character-count="663"/>
  </office:meta>
</office:document-meta>
</file>